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5121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5121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officeooo:rsid="0008890a"/>
    </style:style>
    <style:style style:name="T2" style:family="text">
      <style:text-properties officeooo:rsid="000b60cd"/>
    </style:style>
    <style:style style:name="T3" style:family="text">
      <style:text-properties officeooo:rsid="000ed68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d9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WEATHER STATION <text:span text:style-name="T5">MONITORING </text:span>USING IOT</text:p>
      <text:p text:style-name="P3"/>
      <text:p text:style-name="P3"/>
      <text:p text:style-name="P3">INRODUCTION </text:p>
      <text:p text:style-name="P4"/>
      <text:p text:style-name="P4"><text:span text:style-name="T2">W</text:span>eather station are used to keep of the ever changing weather condition the i<text:span text:style-name="T1">n</text:span>formation obtained by such sensor is used weather and maintain track of environmental changes in a given location,such information is particularly useful in the study of earth as well as the analysis of chaning climate and enviromental condition in given location .</text:p>
      <text:p text:style-name="P4">A weather station is a device that collects data related to weather and environment using many differents sensors.</text:p>
      <text:p text:style-name="P4">weather station is also a facility that can use for measuring atmospheric condition to provide information for weather forecast and <text:s/>to study the weather and climate.</text:p>
      <text:p text:style-name="P4">therefore, weather station using IOT to help user access data about whether anywhere in real time.</text:p>
      <text:p text:style-name="P4">In our project we have interface four sensor for tempature ,humidity, rain sensor and <text:span text:style-name="T3">soil <text:s/>moisturizer</text:span> measurement those are DTH11, FC 37 <text:span text:style-name="T3">resp.</text:span><text:span text:style-name="Strong_20_Emphasis"><text:span text:style-name="T4">Cloud Platform (ThingSpeak)</text:span></text:span><text:span text:style-name="Strong_20_Emphasis"> </text:span></text:p>
      <text:p text:style-name="P4"/>
      <text:p text:style-name="P4"/>
      <text:p text:style-name="P5">OBJECTIVE</text:p>
      <text:p text:style-name="P4"/>
      <text:p text:style-name="P4">To design a facity that can help user to access data anywhere in real time.</text:p>
      <text:p text:style-name="P4">To develope weather s<text:span text:style-name="T3">tation </text:span>that can help user their day to day activities.</text:p>
      <text:p text:style-name="P4">To test the capability and effectiveness of the weather station and generate the data to the user.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21:47:51.840216569</meta:creation-date>
    <dc:date>2025-05-06T18:10:36.565099209</dc:date>
    <meta:editing-duration>PT2H31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92" meta:character-count="1198" meta:non-whitespace-character-count="1013"/>
  </office:meta>
</office:document-meta>
</file>